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JetBrains Mono'" style:font-family-asian="'JetBrains Mono'" style:font-family-complex="'JetBrains Mono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fo:color="#e8bf6a"/>
    </style:style>
    <style:style style:name="T5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inActivity.java</text:span></text:p>
      <text:p text:style-name="P1"><text:span text:style-name="T2"/></text:p>
      <text:p text:style-name="P2"><text:span text:style-name="T3">package com.example.calculator1;</text:span><text:span text:style-name="T4"><text:line-break/><text:line-break/></text:span><text:span text:style-name="T5">import androidx.appcompat.app.AppCompatActivity;<text:line-break/>import androidx.appcompat.widget.AppCompatButton;<text:line-break/><text:line-break/>import android.os.Bundle;<text:line-break/>import android.view.View;<text:line-break/>import android.widget.EditText;<text:line-break/><text:line-break/><text:line-break/>public class MainActivity extends AppCompatActivity {<text:line-break/><text:s text:c="4"/>EditText e1,e2,e3;<text:line-break/><text:s text:c="4"/>AppCompatButton b1,b2,b3,b4,b5;<text:line-break/><text:line-break/><text:s text:c="4"/>@Override<text:line-break/><text:s text:c="4"/>protected void onCreate(Bundle savedInstanceState) {<text:line-break/><text:s text:c="8"/>super.onCreate(savedInstanceState);<text:line-break/><text:s text:c="8"/>setContentView(R.layout.</text:span><text:span text:style-name="T6">activity_main</text:span><text:span text:style-name="T7">);<text:line-break/><text:s text:c="8"/>e1 = (EditText)findViewById(R.id.</text:span><text:span text:style-name="T8">fno</text:span><text:span text:style-name="T9">);<text:line-break/><text:s text:c="8"/>e2 = (EditText)findViewById(R.id.</text:span><text:span text:style-name="T10">sno</text:span><text:span text:style-name="T11">);<text:line-break/><text:s text:c="8"/>e3 = (EditText)findViewById(R.id.</text:span><text:span text:style-name="T12">res</text:span><text:span text:style-name="T13">);<text:line-break/><text:s text:c="8"/>b1 = (AppCompatButton) findViewById(R.id.</text:span><text:span text:style-name="T14">add</text:span><text:span text:style-name="T15">);<text:line-break/><text:s text:c="8"/>b2 = (AppCompatButton) findViewById(R.id.</text:span><text:span text:style-name="T16">sub</text:span><text:span text:style-name="T17">);<text:line-break/><text:s text:c="8"/>b3 = (AppCompatButton) findViewById(R.id.</text:span><text:span text:style-name="T18">div</text:span><text:span text:style-name="T19">);<text:line-break/><text:s text:c="8"/>b4 = (AppCompatButton) findViewById(R.id.</text:span><text:span text:style-name="T20">mul</text:span><text:span text:style-name="T21">);<text:line-break/><text:s text:c="8"/>b5 = (AppCompatButton) findViewById(R.id.</text:span><text:span text:style-name="T22">clear</text:span><text:span text:style-name="T23">);<text:line-break/><text:s text:c="8"/>b1.setOnClickListener(new View.OnClickListener() {<text:line-break/><text:s text:c="12"/>@Override<text:line-break/><text:s text:c="12"/>public void onClick(View v) {<text:line-break/><text:s text:c="16"/>if (e1.getText().length() &gt; 0 &amp;&amp; (e2.getText().length() &gt; 0)) {<text:line-break/><text:s text:c="20"/>int first = Integer.</text:span><text:span text:style-name="T24">parseInt</text:span><text:span text:style-name="T25">(e1.getText().toString());<text:line-break/><text:s text:c="20"/>int second = Integer.</text:span><text:span text:style-name="T26">parseInt</text:span><text:span text:style-name="T27">(e2.getText().toString());<text:line-break/><text:s text:c="20"/>int result = first + second;<text:line-break/><text:s text:c="20"/>e3.setText(Integer.</text:span><text:span text:style-name="T28">toString</text:span><text:span text:style-name="T29">(result));<text:line-break/><text:s text:c="16"/>}<text:line-break/><text:s text:c="12"/>}<text:line-break/><text:s text:c="8"/>});<text:line-break/><text:s text:c="8"/>b2.setOnClickListener(new View.OnClickListener() {<text:line-break/><text:s text:c="12"/>@Override<text:line-break/><text:s text:c="12"/>public void onClick(View v) {<text:line-break/><text:s text:c="16"/>if (e1.getText().length() &gt; 0 &amp;&amp; (e2.getText().length() &gt; 0)) {<text:line-break/><text:s text:c="20"/>double first = Double.</text:span><text:span text:style-name="T30">parseDouble</text:span><text:span text:style-name="T31">(e1.getText().toString());<text:line-break/><text:s text:c="20"/>double second = Double.</text:span><text:span text:style-name="T32">parseDouble</text:span><text:span text:style-name="T33">(e2.getText().toString());<text:line-break/><text:s text:c="20"/>double result = first - second;<text:line-break/><text:s text:c="20"/>e3.setText(Double.</text:span><text:span text:style-name="T34">toString</text:span><text:span text:style-name="T35">(result));<text:line-break/><text:s text:c="16"/>}<text:line-break/><text:s text:c="12"/>}<text:line-break/><text:s text:c="8"/>});<text:line-break/><text:s text:c="8"/>b3.setOnClickListener(new View.OnClickListener() {<text:line-break/><text:s text:c="12"/>@Override<text:line-break/><text:s text:c="12"/>public void onClick(View v) {<text:line-break/><text:s text:c="16"/>if (e1.getText().length() &gt; 0 &amp;&amp; (e2.getText().length() &gt; 0)) {<text:line-break/><text:s text:c="20"/>double first = Double.</text:span><text:span text:style-name="T36">parseDouble</text:span><text:span text:style-name="T37">(e1.getText().toString());<text:line-break/><text:s text:c="20"/>double second = Double.</text:span><text:span text:style-name="T38">parseDouble</text:span><text:span text:style-name="T39">(e2.getText().toString());<text:line-break/><text:s text:c="20"/>double result = first / second;<text:line-break/><text:s text:c="20"/>e3.setText(Double.</text:span><text:span text:style-name="T40">toString</text:span><text:span text:style-name="T41">(result));<text:line-break/><text:s text:c="16"/>}<text:line-break/><text:s text:c="12"/>}<text:line-break/><text:s text:c="8"/>});<text:line-break/><text:s text:c="8"/>b4.setOnClickListener(new View.OnClickListener() {<text:line-break/><text:s text:c="12"/>@Override<text:line-break/><text:s text:c="12"/>public void onClick(View v) {<text:line-break/><text:s text:c="16"/>if (e1.getText().length() &gt; 0 &amp;&amp; (e2.getText().length() &gt; 0)) {<text:line-break/><text:s text:c="20"/>double first = Double.</text:span><text:span text:style-name="T42">parseDouble</text:span><text:span text:style-name="T43">(e1.getText().toString());<text:line-break/><text:s text:c="20"/>double second = Double.</text:span><text:span text:style-name="T44">parseDouble</text:span><text:span text:style-name="T45">(e2.getText().toString());<text:line-break/><text:s text:c="20"/>double result = first * second;<text:line-break/><text:s text:c="20"/>e3.setText(Double.</text:span><text:span text:style-name="T46">toString</text:span><text:span text:style-name="T47">(result));<text:line-break/><text:s text:c="16"/>}<text:line-break/><text:s text:c="12"/>}<text:line-break/><text:s text:c="8"/>});<text:line-break/><text:s text:c="8"/>b5.setOnClickListener(new View.OnClickListener() {<text:line-break/><text:s text:c="12"/>@Override<text:line-break/><text:s text:c="12"/>public void onClick(View v) {<text:line-break/><text:s text:c="16"/>e1.setText(" ");<text:line-break/><text:s text:c="16"/>e2.setText(" ");<text:line-break/><text:s text:c="16"/>e3.setText(" ");<text:line-break/><text:s text:c="12"/>}<text:line-break/><text:s text:c="8"/>});<text:line-break/><text:line-break/><text:s text:c="4"/>}<text:line-break/>}</text:span></text:p>
      <text:p text:style-name="P2"><text:span text:style-name="T47"/></text:p>
      <text:p text:style-name="P2"><text:span text:style-name="T48"/></text:p>
      <text:p text:style-name="P2"><text:span text:style-name="T48">Activity_main.xml</text:span></text:p>
      <text:p text:style-name="P2"><text:span text:style-name="T49"/></text:p>
      <text:p text:style-name="P2"><text:span text:style-name="T50">&lt;LinearLayout android:layout_width="match_parent"<text:line-break/><text:s text:c="4"/>android:layout_height="match_parent"<text:line-break/><text:s text:c="4"/>android:orientation="vertical"<text:line-break/><text:s text:c="4"/>xmlns:android="http://schemas.android.com/apk/res/android" &gt;<text:line-break/><text:line-break/><text:s text:c="4"/>&lt;EditText<text:line-break/><text:s text:c="8"/>android:layout_width="match_parent"<text:line-break/><text:s text:c="8"/>android:layout_height="wrap_content"<text:line-break/><text:s text:c="8"/>android:hint="Enter the first num"<text:line-break/><text:s text:c="8"/>android:inputType="number"<text:line-break/><text:s text:c="8"/>android:id="@+id/fno"<text:line-break/><text:s text:c="8"/>android:layout_margin="10dp"<text:line-break/><text:s text:c="8"/>android:textColor="@color/black" /&gt;<text:line-break/><text:s text:c="4"/>&lt;EditText<text:line-break/><text:s text:c="8"/>android:layout_width="match_parent"<text:line-break/><text:s text:c="8"/>android:layout_height="wrap_content"<text:line-break/><text:s text:c="8"/>android:hint="Enter the second num"<text:line-break/><text:s text:c="8"/>android:inputType="number"<text:line-break/><text:s text:c="8"/>android:id="@+id/sno"<text:line-break/><text:s text:c="8"/>android:layout_margin="10dp"<text:line-break/><text:s text:c="8"/>android:textColor="@color/black"/&gt;<text:line-break/><text:s text:c="4"/>&lt;androidx.appcompat.widget.AppCompatButton<text:line-break/><text:s text:c="8"/>android:layout_width="match_parent"<text:line-break/><text:s text:c="8"/>android:layout_height="wrap_content"<text:line-break/><text:s text:c="8"/>android:text="+"<text:line-break/><text:s text:c="8"/>android:id="@+id/add"<text:line-break/><text:s text:c="8"/>android:layout_margin="10dp"<text:line-break/><text:s text:c="8"/>android:textColor="@color/black"<text:line-break/><text:s text:c="8"/>android:background="@color/cardview_light_background"/&gt;<text:line-break/><text:s text:c="4"/>&lt;androidx.appcompat.widget.AppCompatButton<text:line-break/><text:s text:c="8"/>android:layout_width="match_parent"<text:line-break/><text:s text:c="8"/>android:layout_height="wrap_content"<text:line-break/><text:s text:c="8"/>android:text="-"<text:line-break/><text:s text:c="8"/>android:id="@+id/sub"<text:line-break/><text:s text:c="8"/>android:layout_margin="10dp"<text:line-break/><text:s text:c="8"/>android:textColor="@color/black"<text:line-break/><text:s text:c="8"/>android:background="@color/cardview_light_background"/&gt;<text:line-break/><text:s text:c="4"/>&lt;androidx.appcompat.widget.AppCompatButton<text:line-break/><text:s text:c="8"/>android:layout_width="match_parent"<text:line-break/><text:s text:c="8"/>android:layout_height="wrap_content"<text:line-break/><text:s text:c="8"/>android:text="/"<text:line-break/><text:s text:c="8"/>android:id="@+id/div"<text:line-break/><text:s text:c="8"/>android:layout_margin="10dp"<text:line-break/><text:s text:c="8"/>android:textColor="@color/black"<text:line-break/><text:s text:c="8"/>android:background="@color/cardview_light_background"/&gt;<text:line-break/><text:s text:c="4"/>&lt;androidx.appcompat.widget.AppCompatButton<text:line-break/><text:s text:c="8"/>android:layout_width="match_parent"<text:line-break/><text:s text:c="8"/>android:layout_height="wrap_content"<text:line-break/><text:s text:c="8"/>android:text="*"<text:line-break/><text:s text:c="8"/>android:id="@+id/mul"<text:line-break/><text:s text:c="8"/>android:layout_margin="10dp"<text:line-break/><text:s text:c="8"/>android:textColor="@color/black"<text:line-break/><text:s text:c="8"/>android:background="@color/cardview_light_background"/&gt;<text:line-break/><text:s text:c="4"/>&lt;androidx.appcompat.widget.AppCompatButton<text:line-break/><text:s text:c="8"/>android:layout_width="match_parent"<text:line-break/><text:s text:c="8"/>android:layout_height="wrap_content"<text:line-break/><text:s text:c="8"/>android:text="clear"<text:line-break/><text:s text:c="8"/>android:id="@+id/clear"<text:line-break/><text:s text:c="8"/>android:layout_margin="10dp"<text:line-break/><text:s text:c="8"/>android:textColor="@color/black"<text:line-break/><text:s text:c="8"/>android:background="@color/cardview_light_background"/&gt;<text:line-break/><text:s text:c="4"/>&lt;EditText<text:line-break/><text:s text:c="8"/>android:layout_width="match_parent"<text:line-break/><text:s text:c="8"/>android:layout_height="wrap_content"<text:line-break/><text:s text:c="8"/>android:layout_margin="10dp"<text:line-break/><text:s text:c="8"/>android:hint="result"<text:line-break/><text:s text:c="8"/>android:id="@+id/res"<text:line-break/><text:s text:c="8"/>android:textColor="@color/black"/&gt;<text:line-break/><text:line-break/><text:line-break/><text:line-break/>&lt;/LinearLayout&gt;</text:span></text:p>
      <text:p text:style-name="P2"><text:span text:style-name="T50"/></text:p>
      <text:p text:style-name="P2"><text:span text:style-name="T51"/></text:p>
      <text:p text:style-name="P2"><text:span text:style-name="T51">OUTPUT:</text:span></text:p>
      <text:p text:style-name="P2"><text:span text:style-name="T51"/></text:p>
      <text:p text:style-name="P3"><draw:frame text:anchor-type="as-char" svg:width="53.18mm" svg:height="94.72mm" style:rel-width="scale" style:rel-height="scale"><draw:object-ole xlink:href="OleObj1"/><draw:image xlink:href="ObjectReplacements/OleObj1"/></draw:frame><draw:frame text:anchor-type="as-char" svg:width="40.75mm" svg:height="94.72mm" style:rel-width="scale" style:rel-height="scale"><draw:object-ole xlink:href="OleObj2"/><draw:image xlink:href="ObjectReplacements/OleObj2"/></draw:frame><text:span text:style-name="T51"/></text:p>
      <text:p text:style-name="P3"><text:span text:style-name="T51"/></text:p>
      <text:p text:style-name="P3"><text:span text:style-name="T51"/></text:p>
      <text:p text:style-name="P4"><text:span text:style-name="T51"/></text:p>
      <text:p text:style-name="P4"><text:span text:style-name="T51"/></text:p>
      <text:p text:style-name="P4"><text:span text:style-name="T51"/></text:p>
      <text:p text:style-name="P4"><text:span text:style-name="T51"/></text:p>
      <text:p text:style-name="P4"><text:span text:style-name="T51"><text:line-break/></text:span><text:span text:style-name="T52"/></text:p>
      <text:p text:style-name="P4"><text:span text:style-name="T53"/></text:p>
      <text:p text:style-name="P5"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